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8a60" officeooo:paragraph-rsid="00068a60"/>
    </style:style>
    <style:style style:name="P2" style:family="paragraph" style:parent-style-name="Standard" style:list-style-name="L1">
      <style:text-properties officeooo:rsid="00068a60" officeooo:paragraph-rsid="00068a60"/>
    </style:style>
    <style:style style:name="P3" style:family="paragraph" style:parent-style-name="Standard" style:list-style-name="L1">
      <style:text-properties officeooo:rsid="0007919e" officeooo:paragraph-rsid="000791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3.1 – Getting Started with Google APP Engine</text:p>
      <text:list xml:id="list3259916595653582498" text:style-name="L1">
        <text:list-item>
          <text:p text:style-name="P2">Google App Engine</text:p>
          <text:list>
            <text:list-item>
              <text:p text:style-name="P2">Infrastructure as a service</text:p>
              <text:list>
                <text:list-item>
                  <text:p text:style-name="P2">Virtual and physical machine on demand</text:p>
                </text:list-item>
              </text:list>
            </text:list-item>
            <text:list-item>
              <text:p text:style-name="P2">Platform as a service</text:p>
              <text:list>
                <text:list-item>
                  <text:p text:style-name="P2">Scalable servers with rich but restrictive APIs</text:p>
                  <text:list>
                    <text:list-item>
                      <text:p text:style-name="P2">Code that plugs into API</text:p>
                    </text:list-item>
                  </text:list>
                </text:list-item>
              </text:list>
            </text:list-item>
            <text:list-item>
              <text:p text:style-name="P2">Software as a service</text:p>
              <text:list>
                <text:list-item>
                  <text:p text:style-name="P2">Servers with customizable web apps that can be leased</text:p>
                </text:list-item>
              </text:list>
            </text:list-item>
          </text:list>
        </text:list-item>
        <text:list-item>
          <text:p text:style-name="P2">Custom web sites</text:p>
          <text:list>
            <text:list-item>
              <text:p text:style-name="P2">Servlet == a java class that handles http requests and generates HTML or other content</text:p>
            </text:list-item>
            <text:list-item>
              <text:p text:style-name="P2">(similar to PHP)</text:p>
            </text:list-item>
          </text:list>
        </text:list-item>
        <text:list-item>
          <text:p text:style-name="P2">Options</text:p>
          <text:list>
            <text:list-item>
              <text:p text:style-name="P2">Servlets that explicitly create</text:p>
              <text:list>
                <text:list-item>
                  <text:p text:style-name="P2">Write java class and then map</text:p>
                </text:list-item>
              </text:list>
            </text:list-item>
            <text:list-item>
              <text:p text:style-name="P2">JSPs (java servlet page)</text:p>
              <text:list>
                <text:list-item>
                  <text:p text:style-name="P2">Similar syntax to PHP</text:p>
                </text:list-item>
                <text:list-item>
                  <text:p text:style-name="P2">Write text that mixes HTML and special tags</text:p>
                </text:list-item>
              </text:list>
            </text:list-item>
          </text:list>
        </text:list-item>
        <text:list-item>
          <text:p text:style-name="P2">Google Query Language (GQL)</text:p>
          <text:list>
            <text:list-item>
              <text:p text:style-name="P2">SQL-like language for retrieving objects</text:p>
            </text:list-item>
          </text:list>
        </text:list-item>
        <text:list-item>
          <text:p text:style-name="P2">Java data objects (JDO)</text:p>
          <text:list>
            <text:list-item>
              <text:p text:style-name="P2">A standardized way of storing objects</text:p>
              <text:list>
                <text:list-item>
                  <text:p text:style-name="P2">Create an object, save it in data store</text:p>
                </text:list-item>
              </text:list>
            </text:list-item>
          </text:list>
        </text:list-item>
        <text:list-item>
          <text:p text:style-name="P2">Java persistence API (JPA)</text:p>
          <text:list>
            <text:list-item>
              <text:p text:style-name="P2">Similar to JDO</text:p>
            </text:list-item>
          </text:list>
        </text:list-item>
        <text:list-item>
          <text:p text:style-name="P2">Lower-level apis</text:p>
        </text:list-item>
        <text:list-item>
          <text:p text:style-name="P2">Google web toolkit</text:p>
          <text:list>
            <text:list-item>
              <text:p text:style-name="P2">Define applications UI in java</text:p>
            </text:list-item>
            <text:list-item>
              <text:p text:style-name="P2">Code looks very similar to what we'd write</text:p>
            </text:list-item>
            <text:list-item>
              <text:p text:style-name="P2">Compiles to javascript</text:p>
            </text:list-item>
            <text:list-item>
              <text:p text:style-name="P2">Support for multiple targets</text:p>
            </text:list-item>
          </text:list>
        </text:list-item>
        <text:list-item>
          <text:p text:style-name="P3">Functional limitations</text:p>
          <text:list>
            <text:list-item>
              <text:p text:style-name="P3">Data are copied and stored on many servers</text:p>
              <text:list>
                <text:list-item>
                  <text:p text:style-name="P3">Sometimes servers fail</text:p>
                </text:list-item>
                <text:list-item>
                  <text:p text:style-name="P3">Sometimes servers have inconsistent data</text:p>
                </text:list-item>
                <text:list-item>
                  <text:p text:style-name="P3">Certain data manipulations are not tractable</text:p>
                </text:list-item>
              </text:list>
            </text:list-item>
            <text:list-item>
              <text:p text:style-name="P3">Servers start and stop to meet your load</text:p>
              <text:list>
                <text:list-item>
                  <text:p text:style-name="P3">Might lose in memory state at any time</text:p>
                </text:list-item>
                <text:list-item>
                  <text:p text:style-name="P3">Can't write to individual server's files</text:p>
                </text:list-item>
                <text:list-item>
                  <text:p text:style-name="P3">You can't have a server all to yourself</text:p>
                </text:list-item>
              </text:list>
            </text:list-item>
          </text:list>
        </text:list-item>
        <text:list-item>
          <text:p text:style-name="P3">Sandbox limitations</text:p>
          <text:list>
            <text:list-item>
              <text:p text:style-name="P3">No writing to file system</text:p>
            </text:list-item>
            <text:list-item>
              <text:p text:style-name="P3">No spawning threads</text:p>
            </text:list-item>
            <text:list-item>
              <text:p text:style-name="P3">No killing JVM</text:p>
            </text:list-item>
          </text:list>
          <text:p text:style-name="P3"/>
          <text:list text:continue-numbering="true">
            <text:list-item>
              <text:p text:style-name="P3"><text:soft-page-break/>No loading native code</text:p>
              <text:list>
                <text:list-item>
                  <text:p text:style-name="P3">Put it on another server, invoke via web service</text:p>
                </text:list-item>
              </text:list>
            </text:list-item>
          </text:list>
        </text:list-item>
        <text:list-item>
          <text:p text:style-name="P3">Quotas and timeouts</text:p>
          <text:list>
            <text:list-item>
              <text:p text:style-name="P3">Free tier</text:p>
              <text:list>
                <text:list-item>
                  <text:p text:style-name="P3">Max size – 32mb</text:p>
                </text:list-item>
                <text:list-item>
                  <text:p text:style-name="P3">Max handler time per server hit – 60s</text:p>
                </text:list-item>
                <text:list-item>
                  <text:p text:style-name="P3">Max stored data – 0 gb</text:p>
                </text:list-item>
                <text:list-item>
                  <text:p text:style-name="P3">Etc</text:p>
                </text:list-item>
              </text:list>
            </text:list-item>
          </text:list>
        </text:list-item>
        <text:list-item>
          <text:p text:style-name="P3">Basic steps for creating an applications</text:p>
          <text:list>
            <text:list-item>
              <text:p text:style-name="P3">Create new project in eclpise</text:p>
            </text:list-item>
            <text:list-item>
              <text:p text:style-name="P3">Implement locally</text:p>
            </text:list-item>
            <text:list-item>
              <text:p text:style-name="P3">Push to GAE</text:p>
            </text:list-item>
            <text:list-item>
              <text:p text:style-name="P3">Test and refine</text:p>
            </text:list-item>
            <text:list-item>
              <text:p text:style-name="P3">Expose refined via web services</text:p>
            </text:list-item>
            <text:list-item>
              <text:p text:style-name="P3">Implement mobile app</text:p>
            </text:list-item>
            <text:list-item>
              <text:p text:style-name="P3">Test and refine</text:p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9:29:00.726000000</meta:creation-date>
    <dc:date>2014-04-14T20:22:05.659000000</dc:date>
    <meta:editing-duration>PT22M34S</meta:editing-duration>
    <meta:editing-cycles>1</meta:editing-cycles>
    <meta:document-statistic meta:table-count="0" meta:image-count="0" meta:object-count="0" meta:page-count="2" meta:paragraph-count="62" meta:word-count="349" meta:character-count="1753" meta:non-whitespace-character-count="1521"/>
    <meta:generator>LibreOffice/4.2.0.4$Windows_x86 LibreOffice_project/05dceb5d363845f2cf968344d7adab8dcfb2ba71</meta:generator>
  </office:meta>
</office:document-meta>
</file>